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umnMapRowMapper.createColumnMap( int colum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MapRowMapper.getColumnValue( Row row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MapRowMapper.apply( Row row , RowMetadata rowMeta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umnMapRowMapper.getColumnKey(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